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otor RPM</text:p>
          </table:table-cell>
          <table:table-cell office:value-type="string" calcext:value-type="string">
            <text:p>Front Gear</text:p>
          </table:table-cell>
          <table:table-cell office:value-type="string" calcext:value-type="string">
            <text:p>Rear Gear</text:p>
          </table:table-cell>
          <table:table-cell office:value-type="string" calcext:value-type="string">
            <text:p>Wheel Circ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Front Gear</text:p>
          </table:table-cell>
          <table:table-cell office:value-type="string" calcext:value-type="string">
            <text:p>Rear Gear</text:p>
          </table:table-cell>
          <table:table-cell office:value-type="string" calcext:value-type="string">
            <text:p>Wheel Cir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]*([.B2]/[.C2])*[.D2]*(1/5280)*(1/12)*60" office:value-type="float" office:value="8.74351531620553" calcext:value-type="float">
            <text:p>8.74351531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84.945" calcext:value-type="float">
            <text:p>84.945</text:p>
          </table:table-cell>
        </table:table-row>
        <table:table-row table:style-name="ro1">
          <table:table-cell table:formula="of:=[.A2]+50" office:value-type="float" office:value="550" calcext:value-type="float">
            <text:p>5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]*([.B3]/[.C3])*[.D3]*(1/5280)*(1/12)*60" office:value-type="float" office:value="9.61786684782608" calcext:value-type="float">
            <text:p>9.6178668478</text:p>
          </table:table-cell>
          <table:table-cell table:number-columns-repeated="4"/>
        </table:table-row>
        <table:table-row table:style-name="ro1">
          <table:table-cell table:formula="of:=[.A3]+50" office:value-type="float" office:value="600" calcext:value-type="float">
            <text:p>6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]*([.B4]/[.C4])*[.D4]*(1/5280)*(1/12)*60" office:value-type="float" office:value="10.4922183794466" calcext:value-type="float">
            <text:p>10.4922183794</text:p>
          </table:table-cell>
          <table:table-cell table:number-columns-repeated="4"/>
        </table:table-row>
        <table:table-row table:style-name="ro1">
          <table:table-cell table:formula="of:=[.A4]+50" office:value-type="float" office:value="650" calcext:value-type="float">
            <text:p>6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]*([.B5]/[.C5])*[.D5]*(1/5280)*(1/12)*60" office:value-type="float" office:value="11.3665699110672" calcext:value-type="float">
            <text:p>11.3665699111</text:p>
          </table:table-cell>
          <table:table-cell table:number-columns-repeated="4"/>
        </table:table-row>
        <table:table-row table:style-name="ro1">
          <table:table-cell table:formula="of:=[.A5]+50" office:value-type="float" office:value="700" calcext:value-type="float">
            <text:p>7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]*([.B6]/[.C6])*[.D6]*(1/5280)*(1/12)*60" office:value-type="float" office:value="12.2409214426877" calcext:value-type="float">
            <text:p>12.2409214427</text:p>
          </table:table-cell>
          <table:table-cell table:number-columns-repeated="4"/>
        </table:table-row>
        <table:table-row table:style-name="ro1">
          <table:table-cell table:formula="of:=[.A6]+50" office:value-type="float" office:value="750" calcext:value-type="float">
            <text:p>7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]*([.B7]/[.C7])*[.D7]*(1/5280)*(1/12)*60" office:value-type="float" office:value="13.1152729743083" calcext:value-type="float">
            <text:p>13.1152729743</text:p>
          </table:table-cell>
          <table:table-cell table:number-columns-repeated="4"/>
        </table:table-row>
        <table:table-row table:style-name="ro1">
          <table:table-cell table:formula="of:=[.A7]+50" office:value-type="float" office:value="800" calcext:value-type="float">
            <text:p>8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]*([.B8]/[.C8])*[.D8]*(1/5280)*(1/12)*60" office:value-type="float" office:value="13.9896245059289" calcext:value-type="float">
            <text:p>13.9896245059</text:p>
          </table:table-cell>
          <table:table-cell table:number-columns-repeated="4"/>
        </table:table-row>
        <table:table-row table:style-name="ro1">
          <table:table-cell table:formula="of:=[.A8]+50" office:value-type="float" office:value="850" calcext:value-type="float">
            <text:p>8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]*([.B9]/[.C9])*[.D9]*(1/5280)*(1/12)*60" office:value-type="float" office:value="14.8639760375494" calcext:value-type="float">
            <text:p>14.8639760375</text:p>
          </table:table-cell>
          <table:table-cell table:number-columns-repeated="4"/>
        </table:table-row>
        <table:table-row table:style-name="ro1">
          <table:table-cell table:formula="of:=[.A9]+50" office:value-type="float" office:value="900" calcext:value-type="float">
            <text:p>9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0]*([.B10]/[.C10])*[.D10]*(1/5280)*(1/12)*60" office:value-type="float" office:value="15.73832756917" calcext:value-type="float">
            <text:p>15.7383275692</text:p>
          </table:table-cell>
          <table:table-cell table:number-columns-repeated="4"/>
        </table:table-row>
        <table:table-row table:style-name="ro1">
          <table:table-cell table:formula="of:=[.A10]+50" office:value-type="float" office:value="950" calcext:value-type="float">
            <text:p>9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1]*([.B11]/[.C11])*[.D11]*(1/5280)*(1/12)*60" office:value-type="float" office:value="16.6126791007905" calcext:value-type="float">
            <text:p>16.6126791008</text:p>
          </table:table-cell>
          <table:table-cell table:number-columns-repeated="4"/>
        </table:table-row>
        <table:table-row table:style-name="ro1">
          <table:table-cell table:formula="of:=[.A11]+50" office:value-type="float" office:value="1000" calcext:value-type="float">
            <text:p>10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2]*([.B12]/[.C12])*[.D12]*(1/5280)*(1/12)*60" office:value-type="float" office:value="17.4870306324111" calcext:value-type="float">
            <text:p>17.4870306324</text:p>
          </table:table-cell>
          <table:table-cell table:number-columns-repeated="4"/>
        </table:table-row>
        <table:table-row table:style-name="ro1">
          <table:table-cell table:formula="of:=[.A12]+50" office:value-type="float" office:value="1050" calcext:value-type="float">
            <text:p>10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3]*([.B13]/[.C13])*[.D13]*(1/5280)*(1/12)*60" office:value-type="float" office:value="18.3613821640316" calcext:value-type="float">
            <text:p>18.361382164</text:p>
          </table:table-cell>
          <table:table-cell table:number-columns-repeated="4"/>
        </table:table-row>
        <table:table-row table:style-name="ro1">
          <table:table-cell table:formula="of:=[.A13]+50" office:value-type="float" office:value="1100" calcext:value-type="float">
            <text:p>11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4]*([.B14]/[.C14])*[.D14]*(1/5280)*(1/12)*60" office:value-type="float" office:value="19.2357336956522" calcext:value-type="float">
            <text:p>19.2357336957</text:p>
          </table:table-cell>
          <table:table-cell table:number-columns-repeated="4"/>
        </table:table-row>
        <table:table-row table:style-name="ro1">
          <table:table-cell table:formula="of:=[.A14]+50" office:value-type="float" office:value="1150" calcext:value-type="float">
            <text:p>11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5]*([.B15]/[.C15])*[.D15]*(1/5280)*(1/12)*60" office:value-type="float" office:value="20.1100852272727" calcext:value-type="float">
            <text:p>20.1100852273</text:p>
          </table:table-cell>
          <table:table-cell table:number-columns-repeated="4"/>
        </table:table-row>
        <table:table-row table:style-name="ro1">
          <table:table-cell table:formula="of:=[.A15]+50" office:value-type="float" office:value="1200" calcext:value-type="float">
            <text:p>12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6]*([.B16]/[.C16])*[.D16]*(1/5280)*(1/12)*60" office:value-type="float" office:value="20.9844367588933" calcext:value-type="float">
            <text:p>20.9844367589</text:p>
          </table:table-cell>
          <table:table-cell table:number-columns-repeated="4"/>
        </table:table-row>
        <table:table-row table:style-name="ro1">
          <table:table-cell table:formula="of:=[.A16]+50" office:value-type="float" office:value="1250" calcext:value-type="float">
            <text:p>12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7]*([.B17]/[.C17])*[.D17]*(1/5280)*(1/12)*60" office:value-type="float" office:value="21.8587882905138" calcext:value-type="float">
            <text:p>21.8587882905</text:p>
          </table:table-cell>
          <table:table-cell table:number-columns-repeated="4"/>
        </table:table-row>
        <table:table-row table:style-name="ro1">
          <table:table-cell table:formula="of:=[.A17]+50" office:value-type="float" office:value="1300" calcext:value-type="float">
            <text:p>13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8]*([.B18]/[.C18])*[.D18]*(1/5280)*(1/12)*60" office:value-type="float" office:value="22.7331398221344" calcext:value-type="float">
            <text:p>22.7331398221</text:p>
          </table:table-cell>
          <table:table-cell table:number-columns-repeated="4"/>
        </table:table-row>
        <table:table-row table:style-name="ro1">
          <table:table-cell table:formula="of:=[.A18]+50" office:value-type="float" office:value="1350" calcext:value-type="float">
            <text:p>13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9]*([.B19]/[.C19])*[.D19]*(1/5280)*(1/12)*60" office:value-type="float" office:value="23.6074913537549" calcext:value-type="float">
            <text:p>23.6074913538</text:p>
          </table:table-cell>
          <table:table-cell table:number-columns-repeated="4"/>
        </table:table-row>
        <table:table-row table:style-name="ro1">
          <table:table-cell table:formula="of:=[.A19]+50" office:value-type="float" office:value="1400" calcext:value-type="float">
            <text:p>14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0]*([.B20]/[.C20])*[.D20]*(1/5280)*(1/12)*60" office:value-type="float" office:value="24.4818428853755" calcext:value-type="float">
            <text:p>24.4818428854</text:p>
          </table:table-cell>
          <table:table-cell table:number-columns-repeated="4"/>
        </table:table-row>
        <table:table-row table:style-name="ro1">
          <table:table-cell table:formula="of:=[.A20]+50" office:value-type="float" office:value="1450" calcext:value-type="float">
            <text:p>14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1]*([.B21]/[.C21])*[.D21]*(1/5280)*(1/12)*60" office:value-type="float" office:value="25.356194416996" calcext:value-type="float">
            <text:p>25.356194417</text:p>
          </table:table-cell>
          <table:table-cell table:number-columns-repeated="4"/>
        </table:table-row>
        <table:table-row table:style-name="ro1">
          <table:table-cell table:formula="of:=[.A21]+50" office:value-type="float" office:value="1500" calcext:value-type="float">
            <text:p>15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2]*([.B22]/[.C22])*[.D22]*(1/5280)*(1/12)*60" office:value-type="float" office:value="26.2305459486166" calcext:value-type="float">
            <text:p>26.2305459486</text:p>
          </table:table-cell>
          <table:table-cell table:number-columns-repeated="4"/>
        </table:table-row>
        <table:table-row table:style-name="ro1">
          <table:table-cell table:formula="of:=[.A22]+50" office:value-type="float" office:value="1550" calcext:value-type="float">
            <text:p>15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3]*([.B23]/[.C23])*[.D23]*(1/5280)*(1/12)*60" office:value-type="float" office:value="27.1048974802372" calcext:value-type="float">
            <text:p>27.1048974802</text:p>
          </table:table-cell>
          <table:table-cell table:number-columns-repeated="4"/>
        </table:table-row>
        <table:table-row table:style-name="ro1">
          <table:table-cell table:formula="of:=[.A23]+50" office:value-type="float" office:value="1600" calcext:value-type="float">
            <text:p>16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4]*([.B24]/[.C24])*[.D24]*(1/5280)*(1/12)*60" office:value-type="float" office:value="27.9792490118577" calcext:value-type="float">
            <text:p>27.9792490119</text:p>
          </table:table-cell>
          <table:table-cell table:number-columns-repeated="4"/>
        </table:table-row>
        <table:table-row table:style-name="ro1">
          <table:table-cell table:formula="of:=[.A24]+50" office:value-type="float" office:value="1650" calcext:value-type="float">
            <text:p>16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5]*([.B25]/[.C25])*[.D25]*(1/5280)*(1/12)*60" office:value-type="float" office:value="28.8536005434783" calcext:value-type="float">
            <text:p>28.8536005435</text:p>
          </table:table-cell>
          <table:table-cell table:number-columns-repeated="4"/>
        </table:table-row>
        <table:table-row table:style-name="ro1">
          <table:table-cell table:formula="of:=[.A25]+50" office:value-type="float" office:value="1700" calcext:value-type="float">
            <text:p>17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6]*([.B26]/[.C26])*[.D26]*(1/5280)*(1/12)*60" office:value-type="float" office:value="29.7279520750988" calcext:value-type="float">
            <text:p>29.7279520751</text:p>
          </table:table-cell>
          <table:table-cell table:number-columns-repeated="4"/>
        </table:table-row>
        <table:table-row table:style-name="ro1">
          <table:table-cell table:formula="of:=[.A26]+50" office:value-type="float" office:value="1750" calcext:value-type="float">
            <text:p>17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7]*([.B27]/[.C27])*[.D27]*(1/5280)*(1/12)*60" office:value-type="float" office:value="30.6023036067194" calcext:value-type="float">
            <text:p>30.6023036067</text:p>
          </table:table-cell>
          <table:table-cell table:number-columns-repeated="4"/>
        </table:table-row>
        <table:table-row table:style-name="ro1">
          <table:table-cell table:formula="of:=[.A27]+50" office:value-type="float" office:value="1800" calcext:value-type="float">
            <text:p>18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8]*([.B28]/[.C28])*[.D28]*(1/5280)*(1/12)*60" office:value-type="float" office:value="31.4766551383399" calcext:value-type="float">
            <text:p>31.4766551383</text:p>
          </table:table-cell>
          <table:table-cell table:number-columns-repeated="4"/>
        </table:table-row>
        <table:table-row table:style-name="ro1">
          <table:table-cell table:formula="of:=[.A28]+50" office:value-type="float" office:value="1850" calcext:value-type="float">
            <text:p>18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29]*([.B29]/[.C29])*[.D29]*(1/5280)*(1/12)*60" office:value-type="float" office:value="32.3510066699605" calcext:value-type="float">
            <text:p>32.35100667</text:p>
          </table:table-cell>
          <table:table-cell table:number-columns-repeated="4"/>
        </table:table-row>
        <table:table-row table:style-name="ro1">
          <table:table-cell table:formula="of:=[.A29]+50" office:value-type="float" office:value="1900" calcext:value-type="float">
            <text:p>19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0]*([.B30]/[.C30])*[.D30]*(1/5280)*(1/12)*60" office:value-type="float" office:value="33.225358201581" calcext:value-type="float">
            <text:p>33.2253582016</text:p>
          </table:table-cell>
          <table:table-cell table:number-columns-repeated="4"/>
        </table:table-row>
        <table:table-row table:style-name="ro1">
          <table:table-cell table:formula="of:=[.A30]+50" office:value-type="float" office:value="1950" calcext:value-type="float">
            <text:p>19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1]*([.B31]/[.C31])*[.D31]*(1/5280)*(1/12)*60" office:value-type="float" office:value="34.0997097332016" calcext:value-type="float">
            <text:p>34.0997097332</text:p>
          </table:table-cell>
          <table:table-cell table:number-columns-repeated="4"/>
        </table:table-row>
        <table:table-row table:style-name="ro1">
          <table:table-cell table:formula="of:=[.A31]+50" office:value-type="float" office:value="2000" calcext:value-type="float">
            <text:p>20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2]*([.B32]/[.C32])*[.D32]*(1/5280)*(1/12)*60" office:value-type="float" office:value="34.9740612648221" calcext:value-type="float">
            <text:p>34.9740612648</text:p>
          </table:table-cell>
          <table:table-cell table:number-columns-repeated="4"/>
        </table:table-row>
        <table:table-row table:style-name="ro1">
          <table:table-cell table:formula="of:=[.A32]+50" office:value-type="float" office:value="2050" calcext:value-type="float">
            <text:p>20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3]*([.B33]/[.C33])*[.D33]*(1/5280)*(1/12)*60" office:value-type="float" office:value="35.8484127964427" calcext:value-type="float">
            <text:p>35.8484127964</text:p>
          </table:table-cell>
          <table:table-cell table:number-columns-repeated="4"/>
        </table:table-row>
        <table:table-row table:style-name="ro1">
          <table:table-cell table:formula="of:=[.A33]+50" office:value-type="float" office:value="2100" calcext:value-type="float">
            <text:p>21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4]*([.B34]/[.C34])*[.D34]*(1/5280)*(1/12)*60" office:value-type="float" office:value="36.7227643280632" calcext:value-type="float">
            <text:p>36.7227643281</text:p>
          </table:table-cell>
          <table:table-cell table:number-columns-repeated="4"/>
        </table:table-row>
        <table:table-row table:style-name="ro1">
          <table:table-cell table:formula="of:=[.A34]+50" office:value-type="float" office:value="2150" calcext:value-type="float">
            <text:p>21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5]*([.B35]/[.C35])*[.D35]*(1/5280)*(1/12)*60" office:value-type="float" office:value="37.5971158596838" calcext:value-type="float">
            <text:p>37.5971158597</text:p>
          </table:table-cell>
          <table:table-cell table:number-columns-repeated="4"/>
        </table:table-row>
        <table:table-row table:style-name="ro1">
          <table:table-cell table:formula="of:=[.A35]+50" office:value-type="float" office:value="2200" calcext:value-type="float">
            <text:p>22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6]*([.B36]/[.C36])*[.D36]*(1/5280)*(1/12)*60" office:value-type="float" office:value="38.4714673913043" calcext:value-type="float">
            <text:p>38.4714673913</text:p>
          </table:table-cell>
          <table:table-cell table:number-columns-repeated="4"/>
        </table:table-row>
        <table:table-row table:style-name="ro1">
          <table:table-cell table:formula="of:=[.A36]+50" office:value-type="float" office:value="2250" calcext:value-type="float">
            <text:p>22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7]*([.B37]/[.C37])*[.D37]*(1/5280)*(1/12)*60" office:value-type="float" office:value="39.3458189229249" calcext:value-type="float">
            <text:p>39.3458189229</text:p>
          </table:table-cell>
          <table:table-cell table:number-columns-repeated="4"/>
        </table:table-row>
        <table:table-row table:style-name="ro1">
          <table:table-cell table:formula="of:=[.A37]+50" office:value-type="float" office:value="2300" calcext:value-type="float">
            <text:p>23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8]*([.B38]/[.C38])*[.D38]*(1/5280)*(1/12)*60" office:value-type="float" office:value="40.2201704545455" calcext:value-type="float">
            <text:p>40.2201704545</text:p>
          </table:table-cell>
          <table:table-cell table:number-columns-repeated="4"/>
        </table:table-row>
        <table:table-row table:style-name="ro1">
          <table:table-cell table:formula="of:=[.A38]+50" office:value-type="float" office:value="2350" calcext:value-type="float">
            <text:p>23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39]*([.B39]/[.C39])*[.D39]*(1/5280)*(1/12)*60" office:value-type="float" office:value="41.094521986166" calcext:value-type="float">
            <text:p>41.0945219862</text:p>
          </table:table-cell>
          <table:table-cell table:number-columns-repeated="4"/>
        </table:table-row>
        <table:table-row table:style-name="ro1">
          <table:table-cell table:formula="of:=[.A39]+50" office:value-type="float" office:value="2400" calcext:value-type="float">
            <text:p>24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0]*([.B40]/[.C40])*[.D40]*(1/5280)*(1/12)*60" office:value-type="float" office:value="41.9688735177866" calcext:value-type="float">
            <text:p>41.9688735178</text:p>
          </table:table-cell>
          <table:table-cell table:number-columns-repeated="4"/>
        </table:table-row>
        <table:table-row table:style-name="ro1">
          <table:table-cell table:formula="of:=[.A40]+50" office:value-type="float" office:value="2450" calcext:value-type="float">
            <text:p>24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1]*([.B41]/[.C41])*[.D41]*(1/5280)*(1/12)*60" office:value-type="float" office:value="42.8432250494071" calcext:value-type="float">
            <text:p>42.8432250494</text:p>
          </table:table-cell>
          <table:table-cell table:number-columns-repeated="4"/>
        </table:table-row>
        <table:table-row table:style-name="ro1">
          <table:table-cell table:formula="of:=[.A41]+50" office:value-type="float" office:value="2500" calcext:value-type="float">
            <text:p>25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2]*([.B42]/[.C42])*[.D42]*(1/5280)*(1/12)*60" office:value-type="float" office:value="43.7175765810277" calcext:value-type="float">
            <text:p>43.717576581</text:p>
          </table:table-cell>
          <table:table-cell table:number-columns-repeated="4"/>
        </table:table-row>
        <table:table-row table:style-name="ro1">
          <table:table-cell table:formula="of:=[.A42]+50" office:value-type="float" office:value="2550" calcext:value-type="float">
            <text:p>25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3]*([.B43]/[.C43])*[.D43]*(1/5280)*(1/12)*60" office:value-type="float" office:value="44.5919281126482" calcext:value-type="float">
            <text:p>44.5919281126</text:p>
          </table:table-cell>
          <table:table-cell table:number-columns-repeated="4"/>
        </table:table-row>
        <table:table-row table:style-name="ro1">
          <table:table-cell table:formula="of:=[.A43]+50" office:value-type="float" office:value="2600" calcext:value-type="float">
            <text:p>26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4]*([.B44]/[.C44])*[.D44]*(1/5280)*(1/12)*60" office:value-type="float" office:value="45.4662796442688" calcext:value-type="float">
            <text:p>45.4662796443</text:p>
          </table:table-cell>
          <table:table-cell table:number-columns-repeated="4"/>
        </table:table-row>
        <table:table-row table:style-name="ro1">
          <table:table-cell table:formula="of:=[.A44]+50" office:value-type="float" office:value="2650" calcext:value-type="float">
            <text:p>26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5]*([.B45]/[.C45])*[.D45]*(1/5280)*(1/12)*60" office:value-type="float" office:value="46.3406311758893" calcext:value-type="float">
            <text:p>46.3406311759</text:p>
          </table:table-cell>
          <table:table-cell table:number-columns-repeated="4"/>
        </table:table-row>
        <table:table-row table:style-name="ro1">
          <table:table-cell table:formula="of:=[.A45]+50" office:value-type="float" office:value="2700" calcext:value-type="float">
            <text:p>27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6]*([.B46]/[.C46])*[.D46]*(1/5280)*(1/12)*60" office:value-type="float" office:value="47.2149827075099" calcext:value-type="float">
            <text:p>47.2149827075</text:p>
          </table:table-cell>
          <table:table-cell table:number-columns-repeated="4"/>
        </table:table-row>
        <table:table-row table:style-name="ro1">
          <table:table-cell table:formula="of:=[.A46]+50" office:value-type="float" office:value="2750" calcext:value-type="float">
            <text:p>27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7]*([.B47]/[.C47])*[.D47]*(1/5280)*(1/12)*60" office:value-type="float" office:value="48.0893342391304" calcext:value-type="float">
            <text:p>48.0893342391</text:p>
          </table:table-cell>
          <table:table-cell table:number-columns-repeated="4"/>
        </table:table-row>
        <table:table-row table:style-name="ro1">
          <table:table-cell table:formula="of:=[.A47]+50" office:value-type="float" office:value="2800" calcext:value-type="float">
            <text:p>28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8]*([.B48]/[.C48])*[.D48]*(1/5280)*(1/12)*60" office:value-type="float" office:value="48.963685770751" calcext:value-type="float">
            <text:p>48.9636857708</text:p>
          </table:table-cell>
          <table:table-cell table:number-columns-repeated="4"/>
        </table:table-row>
        <table:table-row table:style-name="ro1">
          <table:table-cell table:formula="of:=[.A48]+50" office:value-type="float" office:value="2850" calcext:value-type="float">
            <text:p>28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49]*([.B49]/[.C49])*[.D49]*(1/5280)*(1/12)*60" office:value-type="float" office:value="49.8380373023715" calcext:value-type="float">
            <text:p>49.8380373024</text:p>
          </table:table-cell>
          <table:table-cell table:number-columns-repeated="4"/>
        </table:table-row>
        <table:table-row table:style-name="ro1">
          <table:table-cell table:formula="of:=[.A49]+50" office:value-type="float" office:value="2900" calcext:value-type="float">
            <text:p>29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0]*([.B50]/[.C50])*[.D50]*(1/5280)*(1/12)*60" office:value-type="float" office:value="50.7123888339921" calcext:value-type="float">
            <text:p>50.712388834</text:p>
          </table:table-cell>
          <table:table-cell table:number-columns-repeated="4"/>
        </table:table-row>
        <table:table-row table:style-name="ro1">
          <table:table-cell table:formula="of:=[.A50]+50" office:value-type="float" office:value="2950" calcext:value-type="float">
            <text:p>29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1]*([.B51]/[.C51])*[.D51]*(1/5280)*(1/12)*60" office:value-type="float" office:value="51.5867403656126" calcext:value-type="float">
            <text:p>51.5867403656</text:p>
          </table:table-cell>
          <table:table-cell table:number-columns-repeated="4"/>
        </table:table-row>
        <table:table-row table:style-name="ro1">
          <table:table-cell table:formula="of:=[.A51]+50" office:value-type="float" office:value="3000" calcext:value-type="float">
            <text:p>30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2]*([.B52]/[.C52])*[.D52]*(1/5280)*(1/12)*60" office:value-type="float" office:value="52.4610918972332" calcext:value-type="float">
            <text:p>52.4610918972</text:p>
          </table:table-cell>
          <table:table-cell table:number-columns-repeated="4"/>
        </table:table-row>
        <table:table-row table:style-name="ro1">
          <table:table-cell table:formula="of:=[.A52]+50" office:value-type="float" office:value="3050" calcext:value-type="float">
            <text:p>30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3]*([.B53]/[.C53])*[.D53]*(1/5280)*(1/12)*60" office:value-type="float" office:value="53.3354434288537" calcext:value-type="float">
            <text:p>53.3354434289</text:p>
          </table:table-cell>
          <table:table-cell table:number-columns-repeated="4"/>
        </table:table-row>
        <table:table-row table:style-name="ro1">
          <table:table-cell table:formula="of:=[.A53]+50" office:value-type="float" office:value="3100" calcext:value-type="float">
            <text:p>31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4]*([.B54]/[.C54])*[.D54]*(1/5280)*(1/12)*60" office:value-type="float" office:value="54.2097949604743" calcext:value-type="float">
            <text:p>54.2097949605</text:p>
          </table:table-cell>
          <table:table-cell table:number-columns-repeated="4"/>
        </table:table-row>
        <table:table-row table:style-name="ro1">
          <table:table-cell table:formula="of:=[.A54]+50" office:value-type="float" office:value="3150" calcext:value-type="float">
            <text:p>31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5]*([.B55]/[.C55])*[.D55]*(1/5280)*(1/12)*60" office:value-type="float" office:value="55.0841464920949" calcext:value-type="float">
            <text:p>55.0841464921</text:p>
          </table:table-cell>
          <table:table-cell table:number-columns-repeated="4"/>
        </table:table-row>
        <table:table-row table:style-name="ro1">
          <table:table-cell table:formula="of:=[.A55]+50" office:value-type="float" office:value="3200" calcext:value-type="float">
            <text:p>32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6]*([.B56]/[.C56])*[.D56]*(1/5280)*(1/12)*60" office:value-type="float" office:value="55.9584980237154" calcext:value-type="float">
            <text:p>55.9584980237</text:p>
          </table:table-cell>
          <table:table-cell table:number-columns-repeated="4"/>
        </table:table-row>
        <table:table-row table:style-name="ro1">
          <table:table-cell table:formula="of:=[.A56]+50" office:value-type="float" office:value="3250" calcext:value-type="float">
            <text:p>32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7]*([.B57]/[.C57])*[.D57]*(1/5280)*(1/12)*60" office:value-type="float" office:value="56.832849555336" calcext:value-type="float">
            <text:p>56.8328495553</text:p>
          </table:table-cell>
          <table:table-cell table:number-columns-repeated="4"/>
        </table:table-row>
        <table:table-row table:style-name="ro1">
          <table:table-cell table:formula="of:=[.A57]+50" office:value-type="float" office:value="3300" calcext:value-type="float">
            <text:p>33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8]*([.B58]/[.C58])*[.D58]*(1/5280)*(1/12)*60" office:value-type="float" office:value="57.7072010869565" calcext:value-type="float">
            <text:p>57.707201087</text:p>
          </table:table-cell>
          <table:table-cell table:number-columns-repeated="4"/>
        </table:table-row>
        <table:table-row table:style-name="ro1">
          <table:table-cell table:formula="of:=[.A58]+50" office:value-type="float" office:value="3350" calcext:value-type="float">
            <text:p>33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59]*([.B59]/[.C59])*[.D59]*(1/5280)*(1/12)*60" office:value-type="float" office:value="58.5815526185771" calcext:value-type="float">
            <text:p>58.5815526186</text:p>
          </table:table-cell>
          <table:table-cell table:number-columns-repeated="4"/>
        </table:table-row>
        <table:table-row table:style-name="ro1">
          <table:table-cell table:formula="of:=[.A59]+50" office:value-type="float" office:value="3400" calcext:value-type="float">
            <text:p>34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0]*([.B60]/[.C60])*[.D60]*(1/5280)*(1/12)*60" office:value-type="float" office:value="59.4559041501976" calcext:value-type="float">
            <text:p>59.4559041502</text:p>
          </table:table-cell>
          <table:table-cell table:number-columns-repeated="4"/>
        </table:table-row>
        <table:table-row table:style-name="ro1">
          <table:table-cell table:formula="of:=[.A60]+50" office:value-type="float" office:value="3450" calcext:value-type="float">
            <text:p>34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1]*([.B61]/[.C61])*[.D61]*(1/5280)*(1/12)*60" office:value-type="float" office:value="60.3302556818182" calcext:value-type="float">
            <text:p>60.3302556818</text:p>
          </table:table-cell>
          <table:table-cell table:number-columns-repeated="4"/>
        </table:table-row>
        <table:table-row table:style-name="ro1">
          <table:table-cell table:formula="of:=[.A61]+50" office:value-type="float" office:value="3500" calcext:value-type="float">
            <text:p>35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2]*([.B62]/[.C62])*[.D62]*(1/5280)*(1/12)*60" office:value-type="float" office:value="61.2046072134387" calcext:value-type="float">
            <text:p>61.2046072134</text:p>
          </table:table-cell>
          <table:table-cell table:number-columns-repeated="4"/>
        </table:table-row>
        <table:table-row table:style-name="ro1">
          <table:table-cell table:formula="of:=[.A62]+50" office:value-type="float" office:value="3550" calcext:value-type="float">
            <text:p>35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3]*([.B63]/[.C63])*[.D63]*(1/5280)*(1/12)*60" office:value-type="float" office:value="62.0789587450593" calcext:value-type="float">
            <text:p>62.0789587451</text:p>
          </table:table-cell>
          <table:table-cell table:number-columns-repeated="4"/>
        </table:table-row>
        <table:table-row table:style-name="ro1">
          <table:table-cell table:formula="of:=[.A63]+50" office:value-type="float" office:value="3600" calcext:value-type="float">
            <text:p>36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4]*([.B64]/[.C64])*[.D64]*(1/5280)*(1/12)*60" office:value-type="float" office:value="62.9533102766798" calcext:value-type="float">
            <text:p>62.9533102767</text:p>
          </table:table-cell>
          <table:table-cell table:number-columns-repeated="4"/>
        </table:table-row>
        <table:table-row table:style-name="ro1">
          <table:table-cell table:formula="of:=[.A64]+50" office:value-type="float" office:value="3650" calcext:value-type="float">
            <text:p>36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5]*([.B65]/[.C65])*[.D65]*(1/5280)*(1/12)*60" office:value-type="float" office:value="63.8276618083004" calcext:value-type="float">
            <text:p>63.8276618083</text:p>
          </table:table-cell>
          <table:table-cell table:number-columns-repeated="4"/>
        </table:table-row>
        <table:table-row table:style-name="ro1">
          <table:table-cell table:formula="of:=[.A65]+50" office:value-type="float" office:value="3700" calcext:value-type="float">
            <text:p>37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6]*([.B66]/[.C66])*[.D66]*(1/5280)*(1/12)*60" office:value-type="float" office:value="64.7020133399209" calcext:value-type="float">
            <text:p>64.7020133399</text:p>
          </table:table-cell>
          <table:table-cell table:number-columns-repeated="4"/>
        </table:table-row>
        <table:table-row table:style-name="ro1">
          <table:table-cell table:formula="of:=[.A66]+50" office:value-type="float" office:value="3750" calcext:value-type="float">
            <text:p>37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7]*([.B67]/[.C67])*[.D67]*(1/5280)*(1/12)*60" office:value-type="float" office:value="65.5763648715415" calcext:value-type="float">
            <text:p>65.5763648715</text:p>
          </table:table-cell>
          <table:table-cell table:number-columns-repeated="4"/>
        </table:table-row>
        <table:table-row table:style-name="ro1">
          <table:table-cell table:formula="of:=[.A67]+50" office:value-type="float" office:value="3800" calcext:value-type="float">
            <text:p>38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8]*([.B68]/[.C68])*[.D68]*(1/5280)*(1/12)*60" office:value-type="float" office:value="66.4507164031621" calcext:value-type="float">
            <text:p>66.4507164032</text:p>
          </table:table-cell>
          <table:table-cell table:number-columns-repeated="4"/>
        </table:table-row>
        <table:table-row table:style-name="ro1">
          <table:table-cell table:formula="of:=[.A68]+50" office:value-type="float" office:value="3850" calcext:value-type="float">
            <text:p>38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69]*([.B69]/[.C69])*[.D69]*(1/5280)*(1/12)*60" office:value-type="float" office:value="67.3250679347826" calcext:value-type="float">
            <text:p>67.3250679348</text:p>
          </table:table-cell>
          <table:table-cell table:number-columns-repeated="4"/>
        </table:table-row>
        <table:table-row table:style-name="ro1">
          <table:table-cell table:formula="of:=[.A69]+50" office:value-type="float" office:value="3900" calcext:value-type="float">
            <text:p>39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0]*([.B70]/[.C70])*[.D70]*(1/5280)*(1/12)*60" office:value-type="float" office:value="68.1994194664032" calcext:value-type="float">
            <text:p>68.1994194664</text:p>
          </table:table-cell>
          <table:table-cell table:number-columns-repeated="4"/>
        </table:table-row>
        <table:table-row table:style-name="ro1">
          <table:table-cell table:formula="of:=[.A70]+50" office:value-type="float" office:value="3950" calcext:value-type="float">
            <text:p>39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1]*([.B71]/[.C71])*[.D71]*(1/5280)*(1/12)*60" office:value-type="float" office:value="69.0737709980237" calcext:value-type="float">
            <text:p>69.073770998</text:p>
          </table:table-cell>
          <table:table-cell table:number-columns-repeated="4"/>
        </table:table-row>
        <table:table-row table:style-name="ro1">
          <table:table-cell table:formula="of:=[.A71]+50" office:value-type="float" office:value="4000" calcext:value-type="float">
            <text:p>40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2]*([.B72]/[.C72])*[.D72]*(1/5280)*(1/12)*60" office:value-type="float" office:value="69.9481225296443" calcext:value-type="float">
            <text:p>69.9481225296</text:p>
          </table:table-cell>
          <table:table-cell table:number-columns-repeated="4"/>
        </table:table-row>
        <table:table-row table:style-name="ro1">
          <table:table-cell table:formula="of:=[.A72]+50" office:value-type="float" office:value="4050" calcext:value-type="float">
            <text:p>40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3]*([.B73]/[.C73])*[.D73]*(1/5280)*(1/12)*60" office:value-type="float" office:value="70.8224740612648" calcext:value-type="float">
            <text:p>70.8224740613</text:p>
          </table:table-cell>
          <table:table-cell table:number-columns-repeated="4"/>
        </table:table-row>
        <table:table-row table:style-name="ro1">
          <table:table-cell table:formula="of:=[.A73]+50" office:value-type="float" office:value="4100" calcext:value-type="float">
            <text:p>41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4]*([.B74]/[.C74])*[.D74]*(1/5280)*(1/12)*60" office:value-type="float" office:value="71.6968255928853" calcext:value-type="float">
            <text:p>71.6968255929</text:p>
          </table:table-cell>
          <table:table-cell table:number-columns-repeated="4"/>
        </table:table-row>
        <table:table-row table:style-name="ro1">
          <table:table-cell table:formula="of:=[.A74]+50" office:value-type="float" office:value="4150" calcext:value-type="float">
            <text:p>41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5]*([.B75]/[.C75])*[.D75]*(1/5280)*(1/12)*60" office:value-type="float" office:value="72.5711771245059" calcext:value-type="float">
            <text:p>72.5711771245</text:p>
          </table:table-cell>
          <table:table-cell table:number-columns-repeated="4"/>
        </table:table-row>
        <table:table-row table:style-name="ro1">
          <table:table-cell table:formula="of:=[.A75]+50" office:value-type="float" office:value="4200" calcext:value-type="float">
            <text:p>42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6]*([.B76]/[.C76])*[.D76]*(1/5280)*(1/12)*60" office:value-type="float" office:value="73.4455286561265" calcext:value-type="float">
            <text:p>73.4455286561</text:p>
          </table:table-cell>
          <table:table-cell table:number-columns-repeated="4"/>
        </table:table-row>
        <table:table-row table:style-name="ro1">
          <table:table-cell table:formula="of:=[.A76]+50" office:value-type="float" office:value="4250" calcext:value-type="float">
            <text:p>42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7]*([.B77]/[.C77])*[.D77]*(1/5280)*(1/12)*60" office:value-type="float" office:value="74.319880187747" calcext:value-type="float">
            <text:p>74.3198801877</text:p>
          </table:table-cell>
          <table:table-cell table:number-columns-repeated="4"/>
        </table:table-row>
        <table:table-row table:style-name="ro1">
          <table:table-cell table:formula="of:=[.A77]+50" office:value-type="float" office:value="4300" calcext:value-type="float">
            <text:p>43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8]*([.B78]/[.C78])*[.D78]*(1/5280)*(1/12)*60" office:value-type="float" office:value="75.1942317193676" calcext:value-type="float">
            <text:p>75.1942317194</text:p>
          </table:table-cell>
          <table:table-cell table:number-columns-repeated="4"/>
        </table:table-row>
        <table:table-row table:style-name="ro1">
          <table:table-cell table:formula="of:=[.A78]+50" office:value-type="float" office:value="4350" calcext:value-type="float">
            <text:p>43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79]*([.B79]/[.C79])*[.D79]*(1/5280)*(1/12)*60" office:value-type="float" office:value="76.0685832509881" calcext:value-type="float">
            <text:p>76.068583251</text:p>
          </table:table-cell>
          <table:table-cell table:number-columns-repeated="4"/>
        </table:table-row>
        <table:table-row table:style-name="ro1">
          <table:table-cell table:formula="of:=[.A79]+50" office:value-type="float" office:value="4400" calcext:value-type="float">
            <text:p>44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0]*([.B80]/[.C80])*[.D80]*(1/5280)*(1/12)*60" office:value-type="float" office:value="76.9429347826087" calcext:value-type="float">
            <text:p>76.9429347826</text:p>
          </table:table-cell>
          <table:table-cell table:number-columns-repeated="4"/>
        </table:table-row>
        <table:table-row table:style-name="ro1">
          <table:table-cell table:formula="of:=[.A80]+50" office:value-type="float" office:value="4450" calcext:value-type="float">
            <text:p>44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1]*([.B81]/[.C81])*[.D81]*(1/5280)*(1/12)*60" office:value-type="float" office:value="77.8172863142292" calcext:value-type="float">
            <text:p>77.8172863142</text:p>
          </table:table-cell>
          <table:table-cell table:number-columns-repeated="4"/>
        </table:table-row>
        <table:table-row table:style-name="ro1">
          <table:table-cell table:formula="of:=[.A81]+50" office:value-type="float" office:value="4500" calcext:value-type="float">
            <text:p>45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2]*([.B82]/[.C82])*[.D82]*(1/5280)*(1/12)*60" office:value-type="float" office:value="78.6916378458498" calcext:value-type="float">
            <text:p>78.6916378458</text:p>
          </table:table-cell>
          <table:table-cell table:number-columns-repeated="4"/>
        </table:table-row>
        <table:table-row table:style-name="ro1">
          <table:table-cell table:formula="of:=[.A82]+50" office:value-type="float" office:value="4550" calcext:value-type="float">
            <text:p>45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3]*([.B83]/[.C83])*[.D83]*(1/5280)*(1/12)*60" office:value-type="float" office:value="79.5659893774703" calcext:value-type="float">
            <text:p>79.5659893775</text:p>
          </table:table-cell>
          <table:table-cell table:number-columns-repeated="4"/>
        </table:table-row>
        <table:table-row table:style-name="ro1">
          <table:table-cell table:formula="of:=[.A83]+50" office:value-type="float" office:value="4600" calcext:value-type="float">
            <text:p>46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4]*([.B84]/[.C84])*[.D84]*(1/5280)*(1/12)*60" office:value-type="float" office:value="80.4403409090909" calcext:value-type="float">
            <text:p>80.4403409091</text:p>
          </table:table-cell>
          <table:table-cell table:number-columns-repeated="4"/>
        </table:table-row>
        <table:table-row table:style-name="ro1">
          <table:table-cell table:formula="of:=[.A84]+50" office:value-type="float" office:value="4650" calcext:value-type="float">
            <text:p>46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5]*([.B85]/[.C85])*[.D85]*(1/5280)*(1/12)*60" office:value-type="float" office:value="81.3146924407115" calcext:value-type="float">
            <text:p>81.3146924407</text:p>
          </table:table-cell>
          <table:table-cell table:number-columns-repeated="4"/>
        </table:table-row>
        <table:table-row table:style-name="ro1">
          <table:table-cell table:formula="of:=[.A85]+50" office:value-type="float" office:value="4700" calcext:value-type="float">
            <text:p>47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6]*([.B86]/[.C86])*[.D86]*(1/5280)*(1/12)*60" office:value-type="float" office:value="82.189043972332" calcext:value-type="float">
            <text:p>82.1890439723</text:p>
          </table:table-cell>
          <table:table-cell table:number-columns-repeated="4"/>
        </table:table-row>
        <table:table-row table:style-name="ro1">
          <table:table-cell table:formula="of:=[.A86]+50" office:value-type="float" office:value="4750" calcext:value-type="float">
            <text:p>47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7]*([.B87]/[.C87])*[.D87]*(1/5280)*(1/12)*60" office:value-type="float" office:value="83.0633955039526" calcext:value-type="float">
            <text:p>83.063395504</text:p>
          </table:table-cell>
          <table:table-cell table:number-columns-repeated="4"/>
        </table:table-row>
        <table:table-row table:style-name="ro1">
          <table:table-cell table:formula="of:=[.A87]+50" office:value-type="float" office:value="4800" calcext:value-type="float">
            <text:p>48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8]*([.B88]/[.C88])*[.D88]*(1/5280)*(1/12)*60" office:value-type="float" office:value="83.9377470355731" calcext:value-type="float">
            <text:p>83.9377470356</text:p>
          </table:table-cell>
          <table:table-cell table:number-columns-repeated="4"/>
        </table:table-row>
        <table:table-row table:style-name="ro1">
          <table:table-cell table:formula="of:=[.A88]+50" office:value-type="float" office:value="4850" calcext:value-type="float">
            <text:p>48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89]*([.B89]/[.C89])*[.D89]*(1/5280)*(1/12)*60" office:value-type="float" office:value="84.8120985671937" calcext:value-type="float">
            <text:p>84.8120985672</text:p>
          </table:table-cell>
          <table:table-cell table:number-columns-repeated="4"/>
        </table:table-row>
        <table:table-row table:style-name="ro1">
          <table:table-cell table:formula="of:=[.A89]+50" office:value-type="float" office:value="4900" calcext:value-type="float">
            <text:p>49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0]*([.B90]/[.C90])*[.D90]*(1/5280)*(1/12)*60" office:value-type="float" office:value="85.6864500988142" calcext:value-type="float">
            <text:p>85.6864500988</text:p>
          </table:table-cell>
          <table:table-cell table:number-columns-repeated="4"/>
        </table:table-row>
        <table:table-row table:style-name="ro1">
          <table:table-cell table:formula="of:=[.A90]+50" office:value-type="float" office:value="4950" calcext:value-type="float">
            <text:p>49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1]*([.B91]/[.C91])*[.D91]*(1/5280)*(1/12)*60" office:value-type="float" office:value="86.5608016304348" calcext:value-type="float">
            <text:p>86.5608016304</text:p>
          </table:table-cell>
          <table:table-cell table:number-columns-repeated="4"/>
        </table:table-row>
        <table:table-row table:style-name="ro1">
          <table:table-cell table:formula="of:=[.A91]+50" office:value-type="float" office:value="5000" calcext:value-type="float">
            <text:p>50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2]*([.B92]/[.C92])*[.D92]*(1/5280)*(1/12)*60" office:value-type="float" office:value="87.4351531620553" calcext:value-type="float">
            <text:p>87.4351531621</text:p>
          </table:table-cell>
          <table:table-cell table:number-columns-repeated="4"/>
        </table:table-row>
        <table:table-row table:style-name="ro1">
          <table:table-cell table:formula="of:=[.A92]+50" office:value-type="float" office:value="5050" calcext:value-type="float">
            <text:p>50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3]*([.B93]/[.C93])*[.D93]*(1/5280)*(1/12)*60" office:value-type="float" office:value="88.3095046936759" calcext:value-type="float">
            <text:p>88.3095046937</text:p>
          </table:table-cell>
          <table:table-cell table:number-columns-repeated="4"/>
        </table:table-row>
        <table:table-row table:style-name="ro1">
          <table:table-cell table:formula="of:=[.A93]+50" office:value-type="float" office:value="5100" calcext:value-type="float">
            <text:p>51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4]*([.B94]/[.C94])*[.D94]*(1/5280)*(1/12)*60" office:value-type="float" office:value="89.1838562252964" calcext:value-type="float">
            <text:p>89.1838562253</text:p>
          </table:table-cell>
          <table:table-cell table:number-columns-repeated="4"/>
        </table:table-row>
        <table:table-row table:style-name="ro1">
          <table:table-cell table:formula="of:=[.A94]+50" office:value-type="float" office:value="5150" calcext:value-type="float">
            <text:p>51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5]*([.B95]/[.C95])*[.D95]*(1/5280)*(1/12)*60" office:value-type="float" office:value="90.058207756917" calcext:value-type="float">
            <text:p>90.0582077569</text:p>
          </table:table-cell>
          <table:table-cell table:number-columns-repeated="4"/>
        </table:table-row>
        <table:table-row table:style-name="ro1">
          <table:table-cell table:formula="of:=[.A95]+50" office:value-type="float" office:value="5200" calcext:value-type="float">
            <text:p>52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6]*([.B96]/[.C96])*[.D96]*(1/5280)*(1/12)*60" office:value-type="float" office:value="90.9325592885375" calcext:value-type="float">
            <text:p>90.9325592885</text:p>
          </table:table-cell>
          <table:table-cell table:number-columns-repeated="4"/>
        </table:table-row>
        <table:table-row table:style-name="ro1">
          <table:table-cell table:formula="of:=[.A96]+50" office:value-type="float" office:value="5250" calcext:value-type="float">
            <text:p>52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7]*([.B97]/[.C97])*[.D97]*(1/5280)*(1/12)*60" office:value-type="float" office:value="91.8069108201581" calcext:value-type="float">
            <text:p>91.8069108202</text:p>
          </table:table-cell>
          <table:table-cell table:number-columns-repeated="4"/>
        </table:table-row>
        <table:table-row table:style-name="ro1">
          <table:table-cell table:formula="of:=[.A97]+50" office:value-type="float" office:value="5300" calcext:value-type="float">
            <text:p>53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8]*([.B98]/[.C98])*[.D98]*(1/5280)*(1/12)*60" office:value-type="float" office:value="92.6812623517787" calcext:value-type="float">
            <text:p>92.6812623518</text:p>
          </table:table-cell>
          <table:table-cell table:number-columns-repeated="4"/>
        </table:table-row>
        <table:table-row table:style-name="ro1">
          <table:table-cell table:formula="of:=[.A98]+50" office:value-type="float" office:value="5350" calcext:value-type="float">
            <text:p>53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99]*([.B99]/[.C99])*[.D99]*(1/5280)*(1/12)*60" office:value-type="float" office:value="93.5556138833992" calcext:value-type="float">
            <text:p>93.5556138834</text:p>
          </table:table-cell>
          <table:table-cell table:number-columns-repeated="4"/>
        </table:table-row>
        <table:table-row table:style-name="ro1">
          <table:table-cell table:formula="of:=[.A99]+50" office:value-type="float" office:value="5400" calcext:value-type="float">
            <text:p>54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00]*([.B100]/[.C100])*[.D100]*(1/5280)*(1/12)*60" office:value-type="float" office:value="94.4299654150197" calcext:value-type="float">
            <text:p>94.429965415</text:p>
          </table:table-cell>
          <table:table-cell table:number-columns-repeated="4"/>
        </table:table-row>
        <table:table-row table:style-name="ro1">
          <table:table-cell table:formula="of:=[.A100]+50" office:value-type="float" office:value="5450" calcext:value-type="float">
            <text:p>54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01]*([.B101]/[.C101])*[.D101]*(1/5280)*(1/12)*60" office:value-type="float" office:value="95.3043169466403" calcext:value-type="float">
            <text:p>95.3043169466</text:p>
          </table:table-cell>
          <table:table-cell table:number-columns-repeated="4"/>
        </table:table-row>
        <table:table-row table:style-name="ro1">
          <table:table-cell table:formula="of:=[.A101]+50" office:value-type="float" office:value="5500" calcext:value-type="float">
            <text:p>550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02]*([.B102]/[.C102])*[.D102]*(1/5280)*(1/12)*60" office:value-type="float" office:value="96.1786684782608" calcext:value-type="float">
            <text:p>96.1786684783</text:p>
          </table:table-cell>
          <table:table-cell table:number-columns-repeated="4"/>
        </table:table-row>
        <table:table-row table:style-name="ro1">
          <table:table-cell table:formula="of:=[.A102]+50" office:value-type="float" office:value="5550" calcext:value-type="float">
            <text:p>5550</text:p>
          </table:table-cell>
          <table:table-cell table:formula="of:=[.$H$2]" office:value-type="float" office:value="10" calcext:value-type="float">
            <text:p>10</text:p>
          </table:table-cell>
          <table:table-cell table:formula="of:=[.$I$2]" office:value-type="float" office:value="46" calcext:value-type="float">
            <text:p>46</text:p>
          </table:table-cell>
          <table:table-cell table:formula="of:=[.$J$2]" office:value-type="float" office:value="84.945" calcext:value-type="float">
            <text:p>84.945</text:p>
          </table:table-cell>
          <table:table-cell/>
          <table:table-cell table:formula="of:=[.A103]*([.B103]/[.C103])*[.D103]*(1/5280)*(1/12)*60" office:value-type="float" office:value="97.0530200098814" calcext:value-type="float">
            <text:p>97.05302000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/00/0000</text:date>, <text:time style:data-style-name="N2" text:time-value="21:18:39.1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06:52:45.500000000</meta:creation-date>
    <dc:date>2019-06-01T08:10:53.735000000</dc:date>
    <meta:editing-duration>P9DT44M43S</meta:editing-duration>
    <meta:editing-cycles>4</meta:editing-cycles>
    <meta:generator>LibreOffice/4.4.3.2$Windows_x86 LibreOffice_project/88805f81e9fe61362df02b9941de8e38a9b5fd16</meta:generator>
    <meta:document-statistic meta:table-count="1" meta:cell-count="521" meta:object-count="0"/>
  </office:meta>
</office:document-meta>
</file>